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125a1e" officeooo:paragraph-rsid="00125a1e"/>
    </style:style>
    <style:style style:name="P4" style:family="paragraph" style:parent-style-name="Pie_20_de_20_página1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7" style:family="paragraph" style:parent-style-name="Heading">
      <style:text-properties fo:font-size="18pt" style:font-size-asian="18pt" style:font-size-complex="18pt"/>
    </style:style>
    <style:style style:name="P8" style:family="paragraph" style:parent-style-name="Table_20_Contents">
      <style:text-properties officeooo:rsid="000bf64f" officeooo:paragraph-rsid="000bf64f"/>
    </style:style>
    <style:style style:name="P9" style:family="paragraph" style:parent-style-name="Table_20_Contents">
      <style:text-properties officeooo:paragraph-rsid="000f7c6d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paragraph-properties fo:margin-top="0cm" fo:margin-bottom="0cm" loext:contextual-spacing="false"/>
      <style:text-properties officeooo:rsid="0015b493" officeooo:paragraph-rsid="0015b493"/>
    </style:style>
    <style:style style:name="P1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0f7c6d" officeooo:paragraph-rsid="00122d9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f64f"/>
    </style:style>
    <style:style style:name="T4" style:family="text">
      <style:text-properties officeooo:rsid="000c2fd0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officeooo:rsid="000f7c6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7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5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5">a) Cuestionario de actitud frente al trabajo.</text:p>
      <text:p text:style-name="Standard">El tiempo que he dedicado a la preparación de la sesión antes de asistir al laboratorio ha sido de <text:span text:style-name="T4">100</text:span>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T6">E</text:span><text:span text:style-name="T5">l programa crea 2 archivos (archivo1 y archivo2) y les asigna los siguientes permisos</text:span></text:p>
            <text:p text:style-name="P12">----r-S--- 1 dave95 root <text:s text:c="3"/>0 nov 10 15:57 archivo1</text:p>
            <text:p text:style-name="P12">-rwxrw-r-- 1 dave95 root <text:s text:c="3"/>0 nov 10 15:57 archivo2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// ================================================= //</text:p>
            <text:p text:style-name="P3">//<text:tab/><text:tab/> <text:s text:c="3"/>ejercicio2.c <text:s text:c="3"/><text:tab/><text:tab/> <text:s text:c="4"/>//</text:p>
            <text:p text:style-name="P3">//Realiza un programa en C por el cambio de permisos //</text:p>
            <text:p text:style-name="P3">//- pathname como argumento per il fichero<text:tab/> <text:s text:c="4"/>//</text:p>
            <text:p text:style-name="P3">//- octal de 4 digitos per los permisos <text:s text:c="13"/>//</text:p>
            <text:p text:style-name="P3">// ================================================= //</text:p>
            <text:p text:style-name="P3"/>
            <text:p text:style-name="P3">#include&lt;sys/types.h&gt;<text:tab/>//Primitive system data types for abstraction of implementation-dependent data types.</text:p>
            <text:p text:style-name="P3">#include&lt;unistd.h&gt;<text:tab/>//POSIX Standard: 2.10 Symbolic Constants</text:p>
            <text:p text:style-name="P3">#include&lt;sys/stat.h&gt;</text:p>
            <text:p text:style-name="P3">#include&lt;fcntl.h&gt;<text:tab/>//Needed for open</text:p>
            <text:p text:style-name="P3">#include&lt;stdio.h&gt;</text:p>
            <text:p text:style-name="P3">#include&lt;errno.h&gt;</text:p>
            <text:p text:style-name="P3">#include&lt;stdlib.h&gt;</text:p>
            <text:p text:style-name="P3"/>
            <text:p text:style-name="P3"/>
            <text:p text:style-name="P3">int main(int argc, char *argv[]){</text:p>
            <text:p text:style-name="P3"><text:tab/>struct stat atributos;</text:p>
            <text:p text:style-name="P3"><text:tab/></text:p>
            <text:p text:style-name="P3"><text:tab/>struct dirent *fichero;</text:p>
            <text:p text:style-name="P3"><text:s text:c="8"/>DIR *dirp;</text:p>
            <text:p text:style-name="P3"/>
            <text:p text:style-name="P3"><text:s text:c="8"/>int chmod_result, permisos_antiguos, permisos_nuevos;</text:p>
            <text:p text:style-name="P3"/>
            <text:p text:style-name="P3"/>
            <text:p text:style-name="P3"><text:tab/>//ABERTURA DEL DIRECTORIO</text:p>
            <text:p text:style-name="P3"><text:tab/>dirp = opendir(argv[1]);</text:p>
            <text:p text:style-name="P3"><text:tab/>if (dirp == NULL){</text:p>
            <text:p text:style-name="P3"><text:s text:c="17"/>printf("Error: No se puede abrir el directorio: %s\n",argv[1]);</text:p>
            <text:p text:style-name="P3"><text:s text:c="17"/>exit(2);</text:p>
            <text:p text:style-name="P3"><text:s text:c="8"/>}</text:p>
            <text:p text:style-name="P3"/>
            <text:p text:style-name="P3"><text:tab/>while ((fichero = readdir(dirp)) != NULL){</text:p>
            <text:p text:style-name="P3"><text:tab/><text:tab/>//CAMBIO DE PERMISOS</text:p>
            <text:p text:style-name="P3"><text:tab/><text:tab/>chdir(argv[1]);</text:p>
            <text:p text:style-name="P3"><text:tab/><text:tab/></text:p>
            <text:p text:style-name="P3"><text:tab/><text:tab/>//comprobamos si puedo acceder al dicho fichero (d_name) en el directorio y a su atributos (almacenados en &amp;atributos)</text:p>
            <text:p text:style-name="P3"><text:s text:c="16"/>if(stat(fichero-&gt;d_name,&amp;atributos) &lt; 0) {</text:p>
            <text:p text:style-name="P3"><text:s text:c="24"/>printf("Error al intentar acceder a los atributos de %s\n",fichero-&gt;d_name);</text:p>
            <text:p text:style-name="P3"/>
            <text:p text:style-name="P3"><text:s text:c="16"/>} else {</text:p>
            <text:p text:style-name="P3"><text:soft-page-break/></text:p>
            <text:p text:style-name="P3"><text:s text:c="24"/>//Si se puede, comprobamos que no es un directorio (tampoco . y ..)</text:p>
            <text:p text:style-name="P3"><text:s text:c="24"/>if(!S_ISDIR(atributos.st_mode)){</text:p>
            <text:p text:style-name="P3"/>
            <text:p text:style-name="P3"><text:s text:c="32"/>//Asignamos permisos_nuevos</text:p>
            <text:p text:style-name="P3"><text:s text:c="32"/>permisos_nuevos = strtol(argv[2], 0, 8) &amp; 0777;</text:p>
            <text:p text:style-name="P3"/>
            <text:p text:style-name="P3"><text:s text:c="32"/>//Guardamos permisos_antiguos</text:p>
            <text:p text:style-name="P3"><text:s text:c="32"/>permisos_antiguos = atributos.st_mode &amp; 0777;</text:p>
            <text:p text:style-name="P3"/>
            <text:p text:style-name="P3"><text:s text:c="32"/>//Cambio de permisos!</text:p>
            <text:p text:style-name="P3"><text:s text:c="32"/>chmod_result = chmod(fichero-&gt;d_name, permisos_nuevos);</text:p>
            <text:p text:style-name="P3"/>
            <text:p text:style-name="P3"><text:tab/><text:tab/><text:tab/><text:tab/>//Comprobamos si el cambio se ha realizado</text:p>
            <text:p text:style-name="P3"><text:s text:c="32"/>if(chmod_result &lt; 0) {</text:p>
            <text:p text:style-name="P3"/>
            <text:p text:style-name="P3"><text:s text:c="40"/>//Error nel cambio de permisos</text:p>
            <text:p text:style-name="P3"><text:s text:c="40"/>printf("%s : \t%d \t%o\n", fichero-&gt;d_name,chmod_result, permisos_antiguos);</text:p>
            <text:p text:style-name="P3"><text:s text:c="40"/>exit(-1); </text:p>
            <text:p text:style-name="P3"/>
            <text:p text:style-name="P3"><text:s text:c="32"/>} else {</text:p>
            <text:p text:style-name="P3"><text:s text:c="40"/>//Se han cambiado los permisos, usamos %o para que muestre el valor octal</text:p>
            <text:p text:style-name="P3"><text:s text:c="40"/>printf("%s : \t%o \t%o\n", fichero-&gt;d_name, permisos_antiguos, permisos_nuevos);</text:p>
            <text:p text:style-name="P3"/>
            <text:p text:style-name="P3"><text:s text:c="32"/>}</text:p>
            <text:p text:style-name="P3"><text:s text:c="24"/>};</text:p>
            <text:p text:style-name="P3"><text:s text:c="16"/>}</text:p>
            <text:p text:style-name="P3"><text:s text:c="8"/>}</text:p>
            <text:p text:style-name="P3"><text:s/></text:p>
            <text:p text:style-name="P3"><text:s text:c="8"/>//CERRO EL DIRECTORIO</text:p>
            <text:p text:style-name="P3"><text:s text:c="8"/>closedir(dirp);</text:p>
            <text:p text:style-name="P3"/>
            <text:p text:style-name="P3"><text:s text:c="8"/>return 0; </text:p>
            <text:p text:style-name="P3">}</text:p>
            <text:p text:style-name="P3"/>
            <text:p text:style-name="P3">// ================================================= //</text:p>
            <text:p text:style-name="P3">//<text:tab/><text:tab/> <text:s text:c="3"/>Fine ejercicio2.c <text:s/><text:tab/><text:tab/> <text:s text:c="4"/>//</text:p>
            <text:p text:style-name="P3">// ================================================= //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// ================================================= //</text:p>
            <text:p text:style-name="P11">//<text:tab/><text:tab/> <text:s text:c="3"/>ejercicio3.c <text:s text:c="3"/><text:tab/><text:tab/> <text:s text:c="4"/>//</text:p>
            <text:p text:style-name="P11">//Orden recursivo para volver ejecutables para el <text:s text:c="3"/>//</text:p>
            <text:p text:style-name="P11">//grupo y para otros, numero de inodo e espacio<text:tab/> <text:s text:c="4"/>//</text:p>
            <text:p text:style-name="P11">//FORMATO: ./buscar &lt;pathname&gt;<text:tab/><text:tab/> <text:s text:c="12"/>//</text:p>
            <text:p text:style-name="P11">// ================================================= //</text:p>
            <text:p text:style-name="P11"/>
            <text:p text:style-name="P11">#include&lt;sys/types.h&gt;<text:tab/></text:p>
            <text:p text:style-name="P11">#include&lt;unistd.h&gt;<text:tab/></text:p>
            <text:p text:style-name="P11"><text:soft-page-break/>#include&lt;sys/stat.h&gt;</text:p>
            <text:p text:style-name="P11">#include&lt;fcntl.h&gt;<text:tab/></text:p>
            <text:p text:style-name="P11">#include&lt;stdio.h&gt;</text:p>
            <text:p text:style-name="P11">#include&lt;errno.h&gt;</text:p>
            <text:p text:style-name="P11">#include&lt;stdlib.h&gt;</text:p>
            <text:p text:style-name="P11">#include&lt;dirent.h&gt;</text:p>
            <text:p text:style-name="P11">#include&lt;string.h&gt;</text:p>
            <text:p text:style-name="P11"/>
            <text:p text:style-name="P11">int n_ficheros;</text:p>
            <text:p text:style-name="P11">long unsigned tam = 0;</text:p>
            <text:p text:style-name="P11"/>
            <text:p text:style-name="P11">void analisi_recursiva(char*, char*);</text:p>
            <text:p text:style-name="P11"/>
            <text:p text:style-name="P11">int main(int argc, char *argv[]){</text:p>
            <text:p text:style-name="P11"><text:tab/></text:p>
            <text:p text:style-name="P11"><text:tab/>printf("Los i-nodos son:\n");</text:p>
            <text:p text:style-name="P11"><text:s text:c="4"/></text:p>
            <text:p text:style-name="P11"><text:s text:c="8"/>// INSERIRE FUNZIONE PER L'ANALISI DEGLI ATTRIBUTI DI OGNI FILE</text:p>
            <text:p text:style-name="P11"><text:tab/>analisi_recursiva("",argv[1]);</text:p>
            <text:p text:style-name="P11"/>
            <text:p text:style-name="P11"><text:s text:c="8"/>printf("Existen %d archivos regulares con permiso x para grupo y otros\n",n_ficheros);</text:p>
            <text:p text:style-name="P11"><text:s text:c="8"/>printf("El tamaño total ocupado por dichos archivos es %lu bytes\n",tam);</text:p>
            <text:p text:style-name="P11"><text:s/></text:p>
            <text:p text:style-name="P11"><text:s text:c="8"/>return 0;</text:p>
            <text:p text:style-name="P11"/>
            <text:p text:style-name="P11">}</text:p>
            <text:p text:style-name="P11"/>
            <text:p text:style-name="P11">void analisi_recursiva(char* path, char* file_name){</text:p>
            <text:p text:style-name="P11"><text:tab/>struct stat atributos;</text:p>
            <text:p text:style-name="P11"><text:tab/>struct dirent *fichero;</text:p>
            <text:p text:style-name="P11"><text:s text:c="8"/>DIR *dirp;</text:p>
            <text:p text:style-name="P11"><text:tab/>char temp_path[256], file_name_path[256];</text:p>
            <text:p text:style-name="P11"/>
            <text:p text:style-name="P11"><text:tab/>strcpy(file_name_path, file_name);</text:p>
            <text:p text:style-name="P11"><text:tab/>strcpy(temp_path, path);</text:p>
            <text:p text:style-name="P11"><text:tab/>strcat(temp_path, file_name_path);</text:p>
            <text:p text:style-name="P11"/>
            <text:p text:style-name="P11"><text:tab/>//printf ("Esamino la directory: %s\n", temp_path);</text:p>
            <text:p text:style-name="P11"><text:tab/>//ABERTURA DEL DIRECTORIO</text:p>
            <text:p text:style-name="P11"><text:tab/>dirp = opendir(file_name_path);</text:p>
            <text:p text:style-name="P11"><text:tab/>if (dirp == NULL){</text:p>
            <text:p text:style-name="P11"><text:s text:c="17"/>printf("Error: No se puede abrir el directorio: %s\n",temp_path);</text:p>
            <text:p text:style-name="P11"><text:s text:c="17"/>exit(2);</text:p>
            <text:p text:style-name="P11"><text:s text:c="8"/>}</text:p>
            <text:p text:style-name="P11"/>
            <text:p text:style-name="P11"><text:tab/>while ((fichero = readdir(dirp)) != NULL){</text:p>
            <text:p text:style-name="P11"><text:tab/><text:tab/>//CAMBIO DE DIRECTORIO DE TRABAJO</text:p>
            <text:p text:style-name="P11"><text:tab/><text:tab/>chdir(file_name_path);</text:p>
            <text:p text:style-name="P11"/>
            <text:p text:style-name="P11"><text:tab/><text:tab/>//comprobamos si puedo acceder al dicho archivo en el directorio y a su atributos (almacenados en &amp;atributos)</text:p>
            <text:p text:style-name="P11"><text:tab/> <text:s text:c="7"/>if(stat(fichero-&gt;d_name,&amp;atributos) &lt; 0) {</text:p>
            <text:p text:style-name="P11"><text:tab/> <text:s text:c="15"/>printf("Error al intentar acceder a los atributos de %s%s\n", temp_path, fichero-&gt;d_name);</text:p>
            <text:p text:style-name="P11"><text:soft-page-break/></text:p>
            <text:p text:style-name="P11"><text:tab/> <text:s text:c="7"/>} else {</text:p>
            <text:p text:style-name="P11"><text:tab/><text:tab/><text:tab/>//Si puedo acceder a el archivo, compruebo si es un fichero regulare o un directorio</text:p>
            <text:p text:style-name="P11"/>
            <text:p text:style-name="P11"><text:tab/> <text:s text:c="15"/>if(fichero-&gt;d_type!=DT_DIR){</text:p>
            <text:p text:style-name="P11"><text:tab/><text:tab/><text:tab/><text:tab/>//Si es un fichero regulare</text:p>
            <text:p text:style-name="P11"><text:tab/><text:tab/><text:tab/><text:tab/>if ((S_ISREG(atributos.st_mode)) &amp;&amp; (atributos.st_mode &amp; S_IXGRP) &amp;&amp; (atributos.st_mode &amp; S_IXOTH)) {</text:p>
            <text:p text:style-name="P11"><text:tab/><text:tab/><text:tab/><text:tab/><text:tab/>//Los inodos son unsigned long int, necesito lu</text:p>
            <text:p text:style-name="P11"><text:tab/> <text:s text:c="3"/><text:tab/><text:tab/><text:tab/><text:tab/>printf("./%s%s %lu\n",temp_path,fichero-&gt;d_name, atributos.st_ino);</text:p>
            <text:p text:style-name="P11"><text:tab/><text:tab/><text:tab/><text:tab/><text:tab/>//Incremento los contadores</text:p>
            <text:p text:style-name="P11"><text:tab/><text:tab/><text:tab/><text:tab/><text:tab/>n_ficheros++;</text:p>
            <text:p text:style-name="P11"><text:tab/><text:tab/><text:tab/><text:tab/><text:tab/>tam += atributos.st_ino;</text:p>
            <text:p text:style-name="P11"><text:tab/><text:tab/><text:tab/><text:tab/>}</text:p>
            <text:p text:style-name="P11"><text:tab/> <text:s text:c="15"/>} else {</text:p>
            <text:p text:style-name="P11"><text:tab/><text:tab/><text:tab/><text:tab/>//Si un nuevo directorio, llama se misma (recursividad)</text:p>
            <text:p text:style-name="P11"><text:tab/><text:tab/><text:tab/><text:tab/>if (strcmp(fichero-&gt;d_name,".")!=0 &amp;&amp; strcmp(fichero-&gt;d_name,"..")!=0){</text:p>
            <text:p text:style-name="P11"><text:tab/><text:tab/><text:tab/><text:tab/><text:tab/>analisi_recursiva(temp_path,strcat(fichero-&gt;d_name,"/"));</text:p>
            <text:p text:style-name="P11"><text:tab/><text:tab/><text:tab/><text:tab/><text:tab/>//Cuando sale de la recursiva, tiene que salir de un directorio tambien</text:p>
            <text:p text:style-name="P11"><text:tab/><text:tab/><text:tab/><text:tab/><text:tab/>chdir("../");</text:p>
            <text:p text:style-name="P11"><text:tab/><text:tab/><text:tab/><text:tab/>}</text:p>
            <text:p text:style-name="P11"><text:tab/><text:tab/><text:tab/>}</text:p>
            <text:p text:style-name="P11"><text:tab/> <text:s text:c="7"/>}</text:p>
            <text:p text:style-name="P11"><text:s text:c="8"/>}</text:p>
            <text:p text:style-name="P11"><text:s/></text:p>
            <text:p text:style-name="P11"><text:s text:c="8"/>//CERRO EL DIRECTORIO</text:p>
            <text:p text:style-name="P11"><text:s text:c="8"/>closedir(dirp);</text:p>
            <text:p text:style-name="P11">}</text:p>
            <text:p text:style-name="P11"/>
            <text:p text:style-name="P11">// ================================================= //</text:p>
            <text:p text:style-name="P11">//<text:tab/><text:tab/> <text:s/>fin ejercicio3.c <text:s text:c="3"/><text:tab/><text:tab/> <text:s text:c="4"/>//</text:p>
            <text:p text:style-name="P11">// ================================================= //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10T20:51:30.675795917</dc:date>
    <meta:print-date>2011-10-06T10:39:21</meta:print-date>
    <meta:editing-cycles>191</meta:editing-cycles>
    <meta:editing-duration>PT22H27M7S</meta:editing-duration>
    <meta:document-statistic meta:table-count="9" meta:image-count="1" meta:object-count="0" meta:page-count="5" meta:paragraph-count="158" meta:word-count="709" meta:character-count="6648" meta:non-whitespace-character-count="4948"/>
    <meta:user-defined meta:name="Información 1"/>
    <meta:user-defined meta:name="Información 2"/>
    <meta:user-defined meta:name="Información 3"/>
    <meta:user-defined meta:name="Información 4"/>
  </office:meta>
</office:document-meta>
</file>